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0"><text:soft-page-break/><text:span text:style-name="T2">Sat 5/6/2017</text:span> 5 miles</text:p>
      <text:p text:style-name="P19">I ran and walked 5 miles on the Ernst Trail with Jim Fitch and averaged 12:35/mile. </text:p>
      <text:p text:style-name="P19"/>
      <text:p text:style-name="P19">Sun 5/7/2017 <text:span text:style-name="T1">no running</text:span></text:p>
      <text:p text:style-name="P19"/>
      <text:p text:style-name="P19">Mon 5/8/2017 <text:span text:style-name="T1">4.5 miles</text:span></text:p>
      <text:p text:style-name="P19">I ran ½ mile to the gym.</text:p>
      <text:p text:style-name="P19">On a treadmill:</text:p>
      <text:p text:style-name="P19">2 miles in 9:58 + 8:46 = 18:44. The last ½ mile included ¼ mile in 2:00.</text:p>
      <text:p text:style-name="P19">5 minute rest</text:p>
      <text:p text:style-name="P19">¼ mile in about 2:30</text:p>
      <text:p text:style-name="P19">1 mile going faster as I ran with a pace of 6:58/mile near the end</text:p>
      <text:p text:style-name="P19">Splits: 3:55.4 + 3:43.3 = 7:38.8</text:p>
      <text:p text:style-name="P19">¼ mile in about 2:30</text:p>
      <text:p text:style-name="P19">I warmed down with a ½ mile jog home.</text:p>
      <text:p text:style-name="P19"/>
      <text:p text:style-name="P19">Tues 5/9/2017 <text:span text:style-name="T1">5 miles</text:span></text:p>
      <text:p text:style-name="P19">I ran ½ mile to the gym.</text:p>
      <text:p text:style-name="P19">On a treadmill:</text:p>
      <text:p text:style-name="P19">4 miles in 10:01 + 9:00 + 7:57 + 7:26 = 34:24. The last half mile was in 3:39.</text:p>
      <text:p text:style-name="P19">I continually went faster as I ran with the last 0.1 miles at 6:58/mile. </text:p>
      <text:p text:style-name="P19">My pulse at the end of the 4 miles was 169 bpm.</text:p>
      <text:p text:style-name="P19">I warmed down with a half mile jog home.</text:p>
      <text:p text:style-name="P19"/>
      <text:p text:style-name="P19">Wed 5/10/2017 <text:span text:style-name="T1">5 miles</text:span></text:p>
      <text:p text:style-name="P19">I ran and walked 5 miles on slightly hilly roads and averaged 11:29/mile.</text:p>
      <text:p text:style-name="P19"/>
      <text:p text:style-name="P19">Thurs 5/11/2017 <text:span text:style-name="T1">no running</text:span></text:p>
      <text:p text:style-name="P20"/>
      <text:p text:style-name="P19">Fri 5/12/2107 <text:span text:style-name="T1">3 miles</text:span></text:p>
      <text:p text:style-name="P19">I ran 3 miles on hilly roads and averaged 10:21/mile.</text:p>
      <text:p text:style-name="P19"/>
      <text:p text:style-name="P19"/>
      <text:p text:style-name="P19"/>
      <text:p text:style-name="P20">22.5 miles in the last week</text:p>
      <text:p text:style-name="P20"/>
      <text:p text:style-name="P20"/>
      <text:p text:style-name="P20"/>
      <text:p text:style-name="P22"><text:soft-page-break/>Sat 5/13/2017 <text:span text:style-name="T1">5 miles</text:span></text:p>
      <text:p text:style-name="P22">I ran 5 miles on hilly roads and averaged 9:29/mile.</text:p>
      <text:p text:style-name="P22"/>
      <text:p text:style-name="P22">Sun 5/14/2017 <text:span text:style-name="T1">3 miles</text:span></text:p>
      <text:p text:style-name="P22">I ran 3 miles on hilly roads and grass and averaged 9:35/mile.</text:p>
      <text:p text:style-name="P22"/>
      <text:p text:style-name="P22">Mon 5/15/2017 <text:span text:style-name="T1">10.5 miles</text:span></text:p>
      <text:p text:style-name="P22">I ran 10 miles on the high school track and averaged 9:26/mile.</text:p>
      <text:p text:style-name="P22">I ran wide on the curves so every 4 laps equaled 1 mile.</text:p>
      <text:p text:style-name="P22">The first 5 miles averaged 9:57/mile.</text:p>
      <text:p text:style-name="P22">Miles 6 through 8 averaged 9:11/mile. I ran these 3 miles with John Ziegler.</text:p>
      <text:p text:style-name="P22">Miles 9 and 10 were in 8:42 and 8:17.</text:p>
      <text:p text:style-name="P22">I warmed down with a ½ mile jog. </text:p>
      <text:p text:style-name="P23"/>
      <text:p text:style-name="P22">Tues 5/16/2017<text:span text:style-name="T1"> 4 miles </text:span></text:p>
      <text:p text:style-name="P22">I ran and walked 4 miles on hilly roads and averaged 11:25/mile.</text:p>
      <text:p text:style-name="P22"/>
      <text:p text:style-name="P22">Wed 5/17/2017 <text:span text:style-name="T1">5 miles</text:span></text:p>
      <text:p text:style-name="P22">I ran and walked 5 miles on hilly roads and averaged 11:15/mile. I walked about 0.1 miles during each half mile.</text:p>
      <text:p text:style-name="P22"/>
      <text:p text:style-name="P22">Thur 5/18/2017 <text:span text:style-name="T1">6 miles</text:span></text:p>
      <text:p text:style-name="P22">I ran 6 miles with Jim Fitch on hilly roads and averaged 10:22/mile.</text:p>
      <text:p text:style-name="P22"/>
      <text:p text:style-name="P22">Fri 5/19/2017 <text:span text:style-name="T1">no running</text:span></text:p>
      <text:p text:style-name="P23"/>
      <text:p text:style-name="P23">33.5 miles in the last week </text:p>
      <text:p text:style-name="P23"/>
      <text:p text:style-name="P23"/>
      <text:p text:style-name="P23"/>
      <text:p text:style-name="P23"/>
      <text:p text:style-name="P24"/>
      <text:p text:style-name="P24"><text:soft-page-break/><text:span text:style-name="T2">Sat 5/20/2017</text:span> 11 miles</text:p>
      <text:p text:style-name="P25">On the Ernst Trail:</text:p>
      <text:p text:style-name="P25">I ran 1 mile and then I rested a few minutes.</text:p>
      <text:p text:style-name="P25">Then I ran and walked 10 miles with Jim Fitch and averaged 12:30/miles. <text:s/>We walked about as much as we r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20T18:03:35.82</dc:date>
    <dc:creator>James Lombardi</dc:creator>
    <meta:editing-duration>P1DT3H49M30S</meta:editing-duration>
    <meta:editing-cycles>210</meta:editing-cycles>
    <meta:document-statistic meta:table-count="0" meta:image-count="0" meta:object-count="0" meta:page-count="10" meta:paragraph-count="210" meta:word-count="2709" meta:character-count="13251"/>
  </office:meta>
</office:document-meta>
</file>